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1.png" xlink:type="simple" xlink:show="embed" xlink:actuate="onLoad"/></draw:frame></text:p>
          </table:table-cell>
          <table:table-cell table:style-name="Table1.B1" office:value-type="string">
            <text:h text:style-name="P6" text:outline-level="1">Релейное неоднозначное (гистерезис)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5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6">р</text:span><text:span text:style-name="T9">еализует преобразование входных сигналов посредством единой нелинейной статической характеристики типа «релейная неоднозначная» </text:span><text:span text:style-name="T3">при различных начальных условиях</text:span><text:span text:style-name="T9"> по следующему алгоритму:</text:span></text:p>
            <text:p text:style-name="P5"><draw:frame draw:style-name="fr2" draw:name="Графический объект3" text:anchor-type="as-char" svg:width="3.096cm" svg:height="2.514cm" draw:z-index="2"><draw:image xlink:href="../images/0071_static.png" xlink:type="simple" xlink:show="embed" xlink:actuate="onLoad"/></draw:frame></text:p>
            <text:p text:style-name="P5"><text:span text:style-name="T9"><draw:frame draw:style-name="fr3" draw:name="Объект1" text:anchor-type="as-char" svg:width="7.523cm" svg:height="2.04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,</text:span></text:p>
            <text:p text:style-name="P4"><text:span text:style-name="T9">где</text:span><text:span text:style-name="T9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9">– вектор входных сигналов,</text:span><text:span text:style-name="T9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9">– вектор </text:span><text:span text:style-name="T6">выходных</text:span><text:span text:style-name="T9"> сигналов,</text:span><text:span text:style-name="T9"><draw:frame draw:style-name="fr3" draw:name="Объект8" text:anchor-type="as-char" svg:width="0.796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9">– </text:span><text:span text:style-name="T6">предыдущий временной шаг интегрирования,</text:span><text:span text:style-name="T9"><draw:frame draw:style-name="fr3" draw:name="Объект4" text:anchor-type="as-char" svg:width="2.282cm" svg:height="0.621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9">– </text:span><text:span text:style-name="T6">параметры статической характеристики</text:span><text:span text:style-name="T9">.</text:span></text:p>
            <text:p text:style-name="P4"><text:span text:style-name="T7">Свойства</text:span>:</text:p>
            <text:list xml:id="list7504591000114329830" text:style-name="L1">
              <text:list-item>
                <text:p text:style-name="P7">Нижняя граница переключения –<draw:frame draw:style-name="fr3" draw:name="Объект9" text:anchor-type="as-char" svg:width="0.482cm" svg:height="0.54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7">Верхняя граница переключения – <draw:frame draw:style-name="fr3" draw:name="Объект10" text:anchor-type="as-char" svg:width="0.46cm" svg:height="0.54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7">Нижнее значение функции – <draw:frame draw:style-name="fr3" draw:name="Объект5" text:anchor-type="as-char" svg:width="0.653cm" svg:height="0.621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7">Верхнее значение функции – <draw:frame draw:style-name="fr3" draw:name="Объект6" text:anchor-type="as-char" svg:width="0.663cm" svg:height="0.621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7">Начальные условия (0;1) – начальное состояние реле: 0 – выключено, 1 – включено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2">Мультиплексор</text:span>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неоднозначное (гистерезис)</dc:title>
    <dc:date>2014-12-09T11:10:20.17</dc:date>
    <meta:generator>OpenOffice/4.1.1$Win32 OpenOffice.org_project/411m6$Build-9775</meta:generator>
    <meta:editing-duration>PT2H17M47S</meta:editing-duration>
    <meta:editing-cycles>62</meta:editing-cycles>
    <meta:document-statistic meta:table-count="1" meta:image-count="3" meta:object-count="9" meta:page-count="1" meta:paragraph-count="17" meta:word-count="142" meta:character-count="1049"/>
  </office:meta>
</office:document-meta>
</file>

<file path=Object 1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 #
alignl y(t - %DELTA t), ~ если ~ a &lt;= x(t) &lt;= b #
alignl y_2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  <mi>,</mi>
      <mi>b</mi>
      <mi>,</mi>
      <msub>
        <mi>y</mi>
        <mn>1,</mn>
      </msub>
      <msub>
        <mi>y</mi>
        <mn>2</mn>
      </msub>
    </mrow>
    <annotation encoding="StarMath 5.0">a,b,y_1,y_2</annotation>
  </semantics>
</math>
</file>

<file path=Object 6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